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nsolas2" svg:font-family="Consolas, 'Courier New', monospace"/>
    <style:font-face style:name="Lucida Sans1" svg:font-family="'Lucida Sans'"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fo:color="#ffffff" fo:background-color="#000000"/>
    </style:style>
    <style:style style:name="P3" style:family="paragraph" style:parent-style-name="Standard">
      <style:paragraph-properties style:line-height-at-least="0.198in"/>
      <style:text-properties fo:color="#ffffff" fo:background-color="#000000"/>
    </style:style>
    <style:style style:name="P4" style:family="paragraph" style:parent-style-name="Standard">
      <style:paragraph-properties style:line-height-at-least="0.198in"/>
      <style:text-properties fo:color="#ffffff" style:font-name="Consolas2" fo:font-size="10.5pt" fo:font-weight="normal" fo:background-color="#000000"/>
    </style:style>
    <style:style style:name="T1" style:family="text">
      <style:text-properties style:font-name="Consolas2" fo:font-size="10.5pt" fo:font-weight="normal"/>
    </style:style>
    <style:style style:name="T2" style:family="text">
      <style:text-properties fo:color="#c586c0" style:font-name="Consolas2" fo:font-size="10.5pt" fo:font-weight="normal"/>
    </style:style>
    <style:style style:name="T3" style:family="text">
      <style:text-properties fo:color="#ce9178" style:font-name="Consolas2" fo:font-size="10.5pt" fo:font-weight="normal"/>
    </style:style>
    <style:style style:name="T4" style:family="text">
      <style:text-properties fo:color="#569cd6" style:font-name="Consolas2" fo:font-size="10.5pt" fo:font-weight="normal"/>
    </style:style>
    <style:style style:name="T5" style:family="text">
      <style:text-properties fo:color="#9cdcfe" style:font-name="Consolas2" fo:font-size="10.5pt" fo:font-weight="normal"/>
    </style:style>
    <style:style style:name="T6" style:family="text">
      <style:text-properties fo:color="#d4d4d4" style:font-name="Consolas2" fo:font-size="10.5pt" fo:font-weight="normal"/>
    </style:style>
    <style:style style:name="T7" style:family="text">
      <style:text-properties fo:color="#b5cea8" style:font-name="Consolas2" fo:font-size="10.5pt" fo:font-weight="normal"/>
    </style:style>
    <style:style style:name="T8" style:family="text">
      <style:text-properties fo:color="#dcdcaa" style:font-name="Consolas2" fo:font-size="10.5pt" fo:font-weight="normal"/>
    </style:style>
    <style:style style:name="T9" style:family="text">
      <style:text-properties fo:color="#4ec9b0" style:font-name="Consolas2" fo:font-size="10.5pt"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rvices Requirements Document</text:p>
      <text:p text:style-name="P1">(20190628)</text:p>
      <text:h text:style-name="Heading_20_1" text:outline-level="1">Introduction</text:h>
      <text:p text:style-name="Text_20_body">This document establishes the core functional requirements for 'Services'. The concept of services was not part of the original vision for the xGraph. It emerged during the prototyping of systems of systems architectures as described in the original patent. During the implementation of the xGraph system builder, decision were made for reasonable security considerations which turned out to be antithetical to some of the needs of the original adaptive and distributed systems of systems toplogies. Services were developed to address these issues. This document describes these functional requirements and proposes a possible implementation as well. This approach is implemented in xGraph f4.13 (currently in a side branch) where it understood that this is at most an expedient until a more suitable approach to meed the requirements discussed here can be met.</text:p>
      <text:p text:style-name="Text_20_body">Services are functions that can be used by multiple modules in a single system. This is not a totally new concept, as we already use services like ‘send’, ‘genModule’, and ‘save’ for system level services provided by the xGraph system controller. What is provided here that is different that it provides for user defined Services that can are functions in one module that can be called directly by modules in another. This allows for both an increase in performance as well as simplification of the code. Obviously Services cannot be shared between two different systems.</text:p>
      <text:h text:style-name="Heading_20_1" text:outline-level="1">Requirements</text:h>
      <text:p text:style-name="Text_20_body">The following requirements were developed in order to satisfy certain critical needs that emerged during the development of the Orca distributed architecture and the systems of systems topologies supported. These specific requirements were not in detail supported in the original vision (as exposed in our patent) but the need for them was anticipated. </text:p>
      <text:h text:style-name="Heading_20_2" text:outline-level="2">System level scoping</text:h>
      <text:p text:style-name="Text_20_body">This requirement was actually the first one to emerge during the architecture development supporting the way systems of systems could collaborate. The first architecture that was developed called Hub/Unit was much more 'xGraphy' in that it was based on systems of systems that communicated in much the same way. The original application was the simulator for Isle Au Haut. In this architecture, which is not described in detail here, there was a single central Hub system that communicated with each unit through a server/client proxy system. This seemed adequate at the time, but it was awkward to develop, changing system relationships to each other required modification of the system by some external entity, and it was not scalable.</text:p>
      <text:p text:style-name="Text_20_body">The need for system level scoping did not emerge until attempting to use this approach for the development of a xQuake which was far more data intensive. For example, the calculation of a <text:soft-page-break/>hypocenter (earthquake location) requires a great deal of data such as station locations, travel times, distance to event, azimuths and such for each station and there can be more than a thousand stations used in a single location calculation. The picks (data for an arrival of a station) are stored in a ring (FIFO) structure and whenever a location calculation is required, a very, very long message (several megabytes) must be constructed since the location 'service' does not have access to the data FIFO. With system level scoping, a location program, associator, or analyst work station can access the data directly in the FIFO using a single reference tag (Pid) eliminating extreme complexity in the coding and latency in the message passing. This situation was actually the driver for the design of the Hub/Unit architecture by a modern distributed architecture of pseudo-containers call 'Orca' (previously xVR). In that approach, 'Services' allowed modules to have direct access to the data which eliminated all of the functional problems with the Hub/Unit approach while adding some system level security vulnerability in the case that a rogue module was introduced in a particular system.</text:p>
      <text:h text:style-name="Heading_20_2" text:outline-level="2">Time critical systems</text:h>
      <text:p text:style-name="Text_20_body">This requirement was nearly as important as 2.1 and also emerged during the development of the xQuake project. The project requires that hundreds of locations must be calculated in each second for some of the global networks (NEIC, AFTAC, and the UN's CTBTO) and for some of the regional networks during intense local activity following a major earthquake. This provide to be totally impossible and it was not obvious how to fix this, although suggestions are certainly encouraged. Another application is in high performance systems such as robotics, automated automation, and drone operations to name a few other examples. All of these would be expected to use the Orca framework as a base.</text:p>
      <text:h text:style-name="Heading_20_2" text:outline-level="2">Message passing ontology</text:h>
      <text:p text:style-name="Text_20_body">This requirement is more subtle and is not as functionally critical as the first two. The messages that we associated with xGraph module interactions are generally commands, that is, one module wants to get some other module to do something. They are actually commands or requests where the originator has some expectation as to what another module is expected to do with the contents of the message. The message flow between systems is very different in that the originator has expectations of what the receiver is expected to do with the information in the message, just that it is expected to share the information with the recipient. In fact, considering something as simple as a 'Pick' information, the message content is not changed even though multiple recipients receive it. A quake detection algorithm uses the data to determine if a quake has occurred, a location operations uses it to locate an earthquake, a monitor might put the pick data on a map of the Earth, and an analyst work station would plot it on a visualization together with waveforms. None of these activities is known or should be known to sender, and the requirement that the message should even have a 'Cmd' field is mute. The Orca archectures implements what is called a 'pipeline' framework and data flows through the system like a production assembly line.</text:p>
      <text:p text:style-name="Text_20_body">Another reflection of this is that in Orca and derived systems of systems, the design is based on systems of systems interactions that are unidirectional in that there is not expectation of receiving a <text:soft-page-break/>response. The communcication layer is also expected to be transmission layer agnostic. Currently the simulation environment uses UDP messaging, but other formst such as PLC (power line communication), radio (drone swarms), or acoustic (UUV applications) are equally valid.</text:p>
      <text:h text:style-name="Heading_20_2" text:outline-level="2">Developmental efficiency</text:h>
      <text:p text:style-name="Text_20_body">The most expensive requirement in software development is maximize the use of programming resources. The 'Service' concept makes this a lot faster, although it has been argued that it is more difficult to understand. It is possible that this is more a matter of familiarity because some of us – well – maybe one of us – find's Services much easier to understand and work with as all of the intention is local to the module. It is not necessary , required, or expected to have to understand the interaction between two modules to understand intent because all of the intent is embedded in the recipient. This is not so much of a requirement to do something as a requirement not to do the opposite. Services are synchrous returning a value for operations that are fairly atomistic. Even with the case of framing the data for a location, a list of associated phases is just a list of data Pids, not a list of complicated objects that have to be constructed when transmitted and deconstructed when the results (e.g. travel time residuals, azimuth, and distance) are returned and need to be reintegrated to a different data store (in the normal case by constructing yet another message to be sent to the particular data stores, one for the phase data results and another for the locations. Coordinating information alignment is a nightmare.</text:p>
      <text:h text:style-name="Heading_20_2" text:outline-level="2">Language agnostic.</text:h>
      <text:p text:style-name="Text_20_body">Modules and proxy based communication between systems presumes an xGraph-like approach to sending and receiving messages. While JSON itself is cross platform, it is more difficult to understand what would be expected in a return function between a Python based system and one based on C++ in a system of systems. The Service approach needs to support this language agnostic requirement without requiring the development of a multi-language approach to xGraph. While this is more an Orca requirement than a Services requirement, the Service messaging protocol should support this concept more effectively than the core message passing approach.</text:p>
      <text:h text:style-name="Heading_20_2" text:outline-level="2">In band vs out of band information injection.</text:h>
      <text:p text:style-name="Text_20_body">The requirement for message routing in the xGraph approach requires a Passport. Currently, reflecting the Dispatch Service supported by Orca injects a 'From' and 'To' attributed directily into the message itself. This is not desirable, and it is the intention to change this so that the message is completely out of band and contains an attribute which is the actual data. This is more responsive to the communication layers flexibility, but it is a rather large change although with services it can be done behind the scenes since the actual message format is not exposed. An alternate to the current Service implementation should satisfy even though it is not supported in the current approach to Service generated messages.</text:p>
      <text:h text:style-name="Heading_20_2" text:outline-level="2">System immutability to support dynamics of linking</text:h>
      <text:p text:style-name="Text_20_body">In order to support the dynamics of managing a system it is required to have some form of external application that can link, unlink, add, and remove systems from a system of systems without modifying <text:soft-page-break/>the system. It seems possible to do this with some form of initial structure as in Hub/Unit, but this requires quite a lot of cut and past in the config.json. The Service/Dispatch approach handles this conceptually as in the reference implementation and this feature should be provided in an alternative.</text:p>
      <text:h text:style-name="Heading_20_1" text:outline-level="1">Implementation</text:h>
      <text:p text:style-name="Text_20_body">Currently a reference implementation has been introduced into xGraph version 1.4.13 that addresses all of the above requirements. This implementation at this point is considered a reference implementation as it has not been properly vetted by the team. It is likely that better implementations are possible, ones that do not expose the same security vulnerabilities, and hopefully the reference architecture will facilitate these discussions. This expedient, however, is needed to facility rapid development of several key projects (xGeothermal, xMDT, and xQuake for example) that cannot wait for a permanent vetted sollution to the requirements expressed above.</text:p>
      <text:p text:style-name="Text_20_body"/>
      <text:p text:style-name="Text_20_body">The reference architecture addresses the Services implementation by adding a 'getServices' method to the Entity function in Nexus. The modules supported by the needs for a module are provided in an object called Services in the Par of the config.json which is directly accessible in the xGraph 'compiler'. I use the word 'compiler' as that group of functions that transforms a 'config.json' into a cache. The xGraph API function to scan the Services object in an entities Par and return an object of pointers to the Services is</text:p>
      <text:p text:style-name="P2">        <text:span text:style-name="T4">this</text:span><text:span text:style-name="T1">.</text:span><text:span text:style-name="T5">Svc</text:span><text:span text:style-name="T1"> </text:span><text:span text:style-name="T6">=</text:span><text:span text:style-name="T1"> </text:span><text:span text:style-name="T2">await</text:span><text:span text:style-name="T1"> </text:span><text:span text:style-name="T4">this</text:span><text:span text:style-name="T1">.</text:span><text:span text:style-name="T8">getServices</text:span><text:span text:style-name="T1">();</text:span></text:p>
      <text:p text:style-name="Text_20_body"/>
      <text:p text:style-name="Text_20_body">This replaces the current version of the code that needs to be copied unchanged into every module that uses Services which was implemented in the Start function as follows:</text:p>
      <text:p text:style-name="P2">        <text:span text:style-name="T4">this</text:span><text:span text:style-name="T1">.</text:span><text:span text:style-name="T5">Svc</text:span><text:span text:style-name="T1"> </text:span><text:span text:style-name="T6">=</text:span><text:span text:style-name="T1"> {};</text:span></text:p>
      <text:p text:style-name="Text_20_body"/>
      <text:p text:style-name="P2">        <text:span text:style-name="T2">if</text:span><text:span text:style-name="T1"> (</text:span><text:span text:style-name="T3">'Services'</text:span><text:span text:style-name="T1"> </text:span><text:span text:style-name="T4">in</text:span><text:span text:style-name="T1"> </text:span><text:span text:style-name="T5">Par</text:span><text:span text:style-name="T1">) {</text:span></text:p>
      <text:p text:style-name="P3">            <text:span text:style-name="T2">for</text:span><text:span text:style-name="T1"> (</text:span><text:span text:style-name="T4">let</text:span><text:span text:style-name="T1"> </text:span><text:span text:style-name="T5">is</text:span><text:span text:style-name="T1"> </text:span><text:span text:style-name="T6">=</text:span><text:span text:style-name="T1"> </text:span><text:span text:style-name="T7">0</text:span><text:span text:style-name="T1">; </text:span><text:span text:style-name="T5">is</text:span><text:span text:style-name="T1"> </text:span><text:span text:style-name="T6">&lt;</text:span><text:span text:style-name="T1"> </text:span><text:span text:style-name="T5">Par</text:span><text:span text:style-name="T1">.</text:span><text:span text:style-name="T5">Services</text:span><text:span text:style-name="T1">.</text:span><text:span text:style-name="T5">length</text:span><text:span text:style-name="T1">; </text:span><text:span text:style-name="T5">is</text:span><text:span text:style-name="T6">++</text:span><text:span text:style-name="T1">) {</text:span></text:p>
      <text:p text:style-name="P3">                <text:span text:style-name="T4">let</text:span><text:span text:style-name="T1"> </text:span><text:span text:style-name="T5">pid</text:span><text:span text:style-name="T1"> </text:span><text:span text:style-name="T6">=</text:span><text:span text:style-name="T1"> </text:span><text:span text:style-name="T5">Par</text:span><text:span text:style-name="T1">.</text:span><text:span text:style-name="T5">Services</text:span><text:span text:style-name="T1">[</text:span><text:span text:style-name="T5">is</text:span><text:span text:style-name="T1">];</text:span></text:p>
      <text:p text:style-name="P3">                <text:span text:style-name="T2">await</text:span><text:span text:style-name="T1"> </text:span><text:span text:style-name="T8">service</text:span><text:span text:style-name="T1">(</text:span><text:span text:style-name="T5">pid</text:span><text:span text:style-name="T1">);</text:span></text:p>
      <text:p text:style-name="P3">            <text:span text:style-name="T1">}</text:span></text:p>
      <text:p text:style-name="P3">        <text:span text:style-name="T1">}</text:span></text:p>
      <text:p text:style-name="Text_20_body"/>
      <text:p text:style-name="P2">        <text:span text:style-name="T4">async</text:span><text:span text:style-name="T1"> </text:span><text:span text:style-name="T4">function</text:span><text:span text:style-name="T1"> </text:span><text:span text:style-name="T8">service</text:span><text:span text:style-name="T1">(</text:span><text:span text:style-name="T5">pid</text:span><text:span text:style-name="T1">) {</text:span></text:p>
      <text:p text:style-name="P3">            <text:span text:style-name="T5">log</text:span><text:span text:style-name="T1">.</text:span><text:span text:style-name="T8">v</text:span><text:span text:style-name="T1">(</text:span><text:span text:style-name="T3">'service'</text:span><text:span text:style-name="T1">);</text:span></text:p>
      <text:p text:style-name="P3">            <text:span text:style-name="T2">return</text:span><text:span text:style-name="T1"> </text:span><text:span text:style-name="T4">new</text:span><text:span text:style-name="T1"> </text:span><text:span text:style-name="T9">Promise</text:span><text:span text:style-name="T1">((</text:span><text:span text:style-name="T5">resolve</text:span><text:span text:style-name="T1">, </text:span><text:span text:style-name="T5">_reject</text:span><text:span text:style-name="T1">) </text:span><text:span text:style-name="T4">=&gt;</text:span><text:span text:style-name="T1"> {</text:span></text:p>
      <text:p text:style-name="P3">                <text:span text:style-name="T4">let</text:span><text:span text:style-name="T1"> </text:span><text:span text:style-name="T5">q</text:span><text:span text:style-name="T1"> </text:span><text:span text:style-name="T6">=</text:span><text:span text:style-name="T1"> {};</text:span></text:p>
      <text:p text:style-name="P3">                <text:span text:style-name="T5">q</text:span><text:span text:style-name="T1">.</text:span><text:span text:style-name="T5">Cmd</text:span><text:span text:style-name="T1"> </text:span><text:span text:style-name="T6">=</text:span><text:span text:style-name="T1"> </text:span><text:span text:style-name="T3">'GetServices'</text:span><text:span text:style-name="T1">;</text:span></text:p>
      <text:p text:style-name="P3">                <text:span text:style-name="T5">that</text:span><text:span text:style-name="T1">.</text:span><text:span text:style-name="T8">sendLocal</text:span><text:span text:style-name="T1">(</text:span><text:span text:style-name="T5">q</text:span><text:span text:style-name="T1">, </text:span><text:span text:style-name="T5">pid</text:span><text:span text:style-name="T1">, </text:span><text:span text:style-name="T4">async</text:span><text:span text:style-name="T1"> </text:span><text:span text:style-name="T4">function</text:span><text:span text:style-name="T1"> (</text:span><text:span text:style-name="T5">err</text:span><text:span text:style-name="T1">, </text:span><text:span text:style-name="T5">r</text:span><text:span text:style-name="T1">) {</text:span></text:p>
      <text:p text:style-name="P3">                    <text:span text:style-name="T5">log</text:span><text:span text:style-name="T1">.</text:span><text:span text:style-name="T8">v</text:span><text:span text:style-name="T1">(</text:span><text:span text:style-name="T3">'r'</text:span><text:span text:style-name="T1">, </text:span><text:span text:style-name="T9">JSON</text:span><text:span text:style-name="T1">.</text:span><text:span text:style-name="T8">stringify</text:span><text:span text:style-name="T1">(</text:span><text:span text:style-name="T5">r</text:span><text:span text:style-name="T1">));</text:span></text:p>
      <text:p text:style-name="P3">                    <text:span text:style-name="T2">if</text:span><text:span text:style-name="T1"> (</text:span><text:span text:style-name="T3">'Services'</text:span><text:span text:style-name="T1"> </text:span><text:span text:style-name="T4">in</text:span><text:span text:style-name="T1"> </text:span><text:span text:style-name="T5">r</text:span><text:span text:style-name="T1">) {</text:span></text:p>
      <text:p text:style-name="P3"><text:soft-page-break/>                        <text:span text:style-name="T2">for</text:span><text:span text:style-name="T1"> (</text:span><text:span text:style-name="T4">let</text:span><text:span text:style-name="T1"> </text:span><text:span text:style-name="T5">key</text:span><text:span text:style-name="T1"> </text:span><text:span text:style-name="T4">in</text:span><text:span text:style-name="T1"> </text:span><text:span text:style-name="T5">r</text:span><text:span text:style-name="T1">.</text:span><text:span text:style-name="T5">Services</text:span><text:span text:style-name="T1">) {</text:span></text:p>
      <text:p text:style-name="P3">                            <text:span text:style-name="T5">Svc</text:span><text:span text:style-name="T1">[</text:span><text:span text:style-name="T5">key</text:span><text:span text:style-name="T1">] </text:span><text:span text:style-name="T6">=</text:span><text:span text:style-name="T1"> </text:span><text:span text:style-name="T5">r</text:span><text:span text:style-name="T1">.</text:span><text:span text:style-name="T5">Services</text:span><text:span text:style-name="T1">[</text:span><text:span text:style-name="T5">key</text:span><text:span text:style-name="T1">];</text:span></text:p>
      <text:p text:style-name="P3">                        <text:span text:style-name="T1">}</text:span></text:p>
      <text:p text:style-name="P3">                    <text:span text:style-name="T1">}</text:span></text:p>
      <text:p text:style-name="P3">                    <text:span text:style-name="T8">resolve</text:span><text:span text:style-name="T1">();</text:span></text:p>
      <text:p text:style-name="P3">                <text:span text:style-name="T1">});</text:span></text:p>
      <text:p text:style-name="P3">            <text:span text:style-name="T1">});</text:span></text:p>
      <text:p text:style-name="P3">        <text:span text:style-name="T1">}</text:span></text:p>
      <text:p text:style-name="P4"/>
      <text:p text:style-name="Text_20_body">Even if the reference solution is replaced, the implementation of a better solution might be much easier now that the actual code is limited to one place. It is possible that a deeper modification to the config.json compilation process might include pre-processing the Service object in a more static implementation. The current reference implementation should be reviewed and a –allow_services flag should probably be added to make sure that the use of Services is intentional and done with a full understanding of the security consequenc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nsolas2" svg:font-family="Consolas, 'Courier New', monospace"/>
    <style:font-face style:name="Lucida Sans1" svg:font-family="'Lucida Sans'"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true" fo:margin-top="0in" fo:margin-bottom="0in" style:writing-mode="pag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writing-mode="page"/>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writing-mode="page"/>
      <style:text-properties fo:font-size="12pt"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writing-mode="page"/>
      <style:text-properties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writing-mode="page">
        <style:tab-stops/>
      </style:paragraph-properties>
      <style:text-properties fo:font-size="12pt" fo:font-weight="normal" style:font-size-asian="101%" style:font-weight-asian="bold" style:font-size-complex="101%" style:font-weight-complex="bold"/>
    </style:style>
    <style:style style:name="Code" style:family="paragraph" style:parent-style-name="Text_20_body">
      <style:paragraph-properties fo:margin-left="0.3in" fo:margin-right="0in" fo:line-height="50%" fo:text-indent="0in" style:auto-text-indent="false" style:writing-mode="page">
        <style:tab-stops>
          <style:tab-stop style:position="0in"/>
          <style:tab-stop style:position="0.4in"/>
          <style:tab-stop style:position="0.8in"/>
          <style:tab-stop style:position="1.2in"/>
          <style:tab-stop style:position="1.6in"/>
        </style:tab-stops>
      </style:paragraph-properties>
      <style:text-properties style:font-name="Consolas" fo:font-size="10.5pt" style:font-size-asian="10.5pt"/>
    </style:style>
    <style:style style:name="Preformatted_20_Text" style:display-name="Preformatted Text" style:family="paragraph" style:parent-style-name="Standard" style:class="html">
      <style:paragraph-properties loext:contextual-spacing="true" fo:margin-top="0in" fo:margin-bottom="0in"/>
      <style:text-properties style:font-name="Liberation Mono" fo:font-size="10pt" style:font-name-asian="NSimSun"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29T08:15:46.468000000</meta:creation-date>
    <dc:date>2019-06-28T13:49:14.93</dc:date>
    <meta:editing-duration>PT5H11M46S</meta:editing-duration>
    <meta:editing-cycles>15</meta:editing-cycles>
    <meta:generator>OpenOffice/4.1.6$Win32 OpenOffice.org_project/416m1$Build-9790</meta:generator>
    <meta:print-date>2018-11-18T09:55:20.813000000</meta:print-date>
    <dc:creator>Caryl Johnson</dc:creator>
    <meta:document-statistic meta:table-count="0" meta:image-count="0" meta:object-count="0" meta:page-count="5" meta:paragraph-count="52" meta:word-count="1983" meta:character-count="12676"/>
  </office:meta>
</office:document-meta>
</file>